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3332b7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bc8fa"/>
    </style:style>
    <style:style style:name="P4" style:family="paragraph" style:parent-style-name="Standard">
      <style:text-properties style:font-name="BetecknaLowerCase1" officeooo:rsid="001290e9" officeooo:paragraph-rsid="003bc8fa"/>
    </style:style>
    <style:style style:name="P5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FreeSans1" fo:font-size="12pt" officeooo:rsid="00335f12" officeooo:paragraph-rsid="003a5351" style:font-size-asian="12pt" style:font-size-complex="12pt"/>
    </style:style>
    <style:style style:name="P7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332b7"/>
    </style:style>
    <style:style style:name="P8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end" style:justify-single-word="false"/>
      <style:text-properties officeooo:paragraph-rsid="003332b7"/>
    </style:style>
    <style:style style:name="P11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3e73bb" style:font-size-asian="6pt" style:font-size-complex="6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text-properties style:font-name="FreeSans1"/>
    </style:style>
    <style:style style:name="P15" style:family="paragraph">
      <style:text-properties style:font-name="BetecknaLowerCase1" fo:font-size="96pt" style:font-size-asian="96pt" style:font-size-complex="96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officeooo:rsid="002c6acd"/>
    </style:style>
    <style:style style:name="T7" style:family="text">
      <style:text-properties style:use-window-font-color="true" officeooo:rsid="002b3bf5"/>
    </style:style>
    <style:style style:name="T8" style:family="text">
      <style:text-properties fo:font-size="2pt" officeooo:rsid="00200441" style:font-size-asian="2pt" style:font-size-complex="2pt"/>
    </style:style>
    <style:style style:name="T9" style:family="text">
      <style:text-properties fo:text-transform="lowercase" style:use-window-font-color="true" officeooo:rsid="0032b4cc"/>
    </style:style>
    <style:style style:name="T10" style:family="text">
      <style:text-properties fo:text-transform="lowercase" fo:font-size="48pt" officeooo:rsid="003332b7" style:font-size-asian="48pt" style:font-size-complex="48pt"/>
    </style:style>
    <style:style style:name="T11" style:family="text">
      <style:text-properties fo:text-transform="lowercase" officeooo:rsid="003332b7"/>
    </style:style>
    <style:style style:name="T12" style:family="text">
      <style:text-properties fo:text-transform="lowercase" fo:font-size="2pt" officeooo:rsid="00200441" style:font-size-asian="2pt" style:font-size-complex="2pt"/>
    </style:style>
    <style:style style:name="T13" style:family="text">
      <style:text-properties officeooo:rsid="003332b7"/>
    </style:style>
    <style:style style:name="T14" style:family="text">
      <style:text-properties officeooo:rsid="0015d803"/>
    </style:style>
    <style:style style:name="T15" style:family="text">
      <style:text-properties officeooo:rsid="001a7abf" style:font-name-asian="Droid Sans Fallback" style:font-name-complex="FreeSans2"/>
    </style:style>
    <style:style style:name="T16" style:family="text">
      <style:text-properties officeooo:rsid="0036364f" style:font-name-asian="Droid Sans Fallback" style:font-name-complex="FreeSans2"/>
    </style:style>
    <style:style style:name="T17" style:family="text">
      <style:text-properties officeooo:rsid="0015d803" style:font-name-asian="Droid Sans Fallback" style:font-name-complex="FreeSans2"/>
    </style:style>
    <style:style style:name="T18" style:family="text">
      <style:text-properties officeooo:rsid="003798d0" style:font-name-asian="Droid Sans Fallback" style:font-name-complex="FreeSans2"/>
    </style:style>
    <style:style style:name="T19" style:family="text">
      <style:text-properties officeooo:rsid="0037d385" style:font-name-asian="Droid Sans Fallback" style:font-name-complex="FreeSans2"/>
    </style:style>
    <style:style style:name="T20" style:family="text">
      <style:text-properties officeooo:rsid="0039268d" style:font-name-asian="Droid Sans Fallback" style:font-name-complex="FreeSans2"/>
    </style:style>
    <style:style style:name="T21" style:family="text">
      <style:text-properties officeooo:rsid="003a5351" style:font-name-asian="Droid Sans Fallback" style:font-name-complex="FreeSans2"/>
    </style:style>
    <style:style style:name="T22" style:family="text">
      <style:text-properties officeooo:rsid="001f5956"/>
    </style:style>
    <style:style style:name="T23" style:family="text">
      <style:text-properties style:font-name="FreeSans1"/>
    </style:style>
    <style:style style:name="T24" style:family="text">
      <style:text-properties style:font-name="BetecknaLowerCase1" fo:font-size="96pt" style:font-size-asian="96pt" style:font-size-complex="9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1" draw:z-index="0" draw:style-name="gr1" draw:text-style-name="P12" svg:width="1.204cm" svg:height="0.743cm" draw:transform="skewX (0.00191986217719386) rotate (-2.07135675626687) translate (4.44907013254109cm 3.63184204809153cm)" svg:viewBox="0 0 1205 744" svg:d="M1205 620c-475 260-1347 138-1185-620">
        <text:p/>
      </draw:path>
      <draw:line text:anchor-type="page" text:anchor-page-number="1" draw:z-index="1" draw:style-name="gr2" draw:text-style-name="P12" svg:x1="3.327cm" svg:y1="6.015cm" svg:x2="3.327cm" svg:y2="4.39cm">
        <text:p/>
      </draw:line>
      <draw:frame text:anchor-type="page" text:anchor-page-number="1" draw:z-index="3" draw:style-name="gr4" draw:text-style-name="P14" svg:width="0.287cm" svg:height="0.579cm" svg:x="4.032cm" svg:y="5.258cm">
        <draw:text-box>
          <text:p><text:span text:style-name="T23">2</text:span></text:p>
        </draw:text-box>
      </draw:frame>
      <draw:frame text:anchor-type="page" text:anchor-page-number="1" draw:z-index="4" draw:style-name="gr4" draw:text-style-name="P14" svg:width="0.237cm" svg:height="0.579cm" svg:x="3.004cm" svg:y="3.348cm">
        <draw:text-box>
          <text:p><text:span text:style-name="T23">1</text:span></text:p>
        </draw:text-box>
      </draw:frame>
      <draw:line text:anchor-type="page" text:anchor-page-number="1" draw:z-index="5" draw:style-name="gr5" draw:text-style-name="P12" svg:x1="3.129cm" svg:y1="5.107cm" svg:x2="4.479cm" svg:y2="5.125cm">
        <text:p/>
      </draw:line>
      <draw:frame text:anchor-type="page" text:anchor-page-number="1" draw:z-index="7" draw:style-name="gr6" draw:text-style-name="P15" svg:width="3.22cm" svg:height="6.111cm" svg:x="2.249cm" svg:y="1.579cm">
        <draw:text-box>
          <text:p><text:span text:style-name="T24">f</text:span></text:p>
        </draw:text-box>
      </draw:frame>
      <text:p text:style-name="P8">LATIN <text:span text:style-name="T3">SMALL</text:span> LETTER <text:span text:style-name="T6">F</text:span></text:p>
      <text:p text:style-name="P9">Das <text:span text:style-name="T3">kleine</text:span> <text:span text:style-name="T6">Eff</text:span></text:p>
      <text:p text:style-name="P5"/>
      <text:p text:style-name="P6">fahren<text:span text:style-name="T14"> </text:span><text:span text:style-name="T2">•</text:span><text:span text:style-name="T15"> </text:span><text:span text:style-name="T16">fertig</text:span><text:span text:style-name="T17"> </text:span><text:span text:style-name="T2">•</text:span><text:span text:style-name="T15"> </text:span><text:span text:style-name="T18">finden</text:span><text:span text:style-name="T17"> </text:span><text:span text:style-name="T2">•</text:span><text:span text:style-name="T15"> </text:span><text:span text:style-name="T21">falsch</text:span><text:span text:style-name="T15"> </text:span><text:span text:style-name="T2">• </text:span><text:span text:style-name="T19">fragen</text:span><text:span text:style-name="T17"> </text:span><text:span text:style-name="T2">•</text:span><text:span text:style-name="T15"> </text:span><text:span text:style-name="T20">fleißig</text:span></text:p>
      <text:p text:style-name="P10"><draw:rect text:anchor-type="paragraph" draw:z-index="6" draw:style-name="gr3" draw:text-style-name="P13" svg:width="0.311cm" svg:height="0.422cm" svg:x="1.238cm" svg:y="0.624cm"><text:p/></draw:rect><draw:rect text:anchor-type="paragraph" draw:z-index="2" draw:style-name="gr3" draw:text-style-name="P13" svg:width="0.167cm" svg:height="0.158cm" svg:x="1.24cm" svg:y="1.169cm"><text:p/></draw:rect><text:span text:style-name="Outline_5f_very_5f_large"><text:span text:style-name="T7">f</text:span></text:span><text:span text:style-name="Outline_5f_very_5f_large"><text:span text:style-name="T9">f</text:span></text:span><text:span text:style-name="Outline_5f_very_5f_large"><text:span text:style-name="T7">f</text:span></text:span><text:span text:style-name="Outline_5f_very_5f_large"><text:span text:style-name="T9">f</text:span></text:span><text:span text:style-name="Outline_5f_very_5f_large"><text:span text:style-name="T7">f</text:span></text:span><text:span text:style-name="Outline_5f_very_5f_large"><text:span text:style-name="T9">f</text:span></text:span><text:span text:style-name="Outline_5f_very_5f_large"><text:span text:style-name="T7">f</text:span></text:span><text:span text:style-name="Outline_5f_very_5f_large"><text:span text:style-name="T9">f</text:span></text:span><text:span text:style-name="Outline_5f_very_5f_large"><text:span text:style-name="T7">f</text:span></text:span><text:span text:style-name="Outline_5f_very_5f_large"><text:span text:style-name="T9">f</text:span></text:span></text:p>
      <text:p text:style-name="P7"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text:span text:style-name="Outline_5f_large"><text:span text:style-name="T5">f</text:span></text:span><text:span text:style-name="Outline_5f_large"><text:span text:style-name="T10">f</text:span></text:span></text:p>
      <text:p text:style-name="P2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3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3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4"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text:span text:style-name="Outline"><text:span text:style-name="T8"> </text:span></text:span><text:span text:style-name="Outline"><text:span text:style-name="T11">f</text:span></text:span><text:span text:style-name="Outline"><text:span text:style-name="T12"> </text:span></text:span><text:span text:style-name="Outline"><text:span text:style-name="T13">f</text:span></text:span></text:p>
      <text:p text:style-name="P1"><draw:line text:anchor-type="paragraph" draw:z-index="8" draw:style-name="gr7" draw:text-style-name="P13" svg:x1="0cm" svg:y1="0.319cm" svg:x2="17cm" svg:y2="0.319cm"><text:p/></draw:line><draw:line text:anchor-type="paragraph" draw:z-index="9" draw:style-name="gr7" draw:text-style-name="P13" svg:x1="0cm" svg:y1="0.72cm" svg:x2="17cm" svg:y2="0.72cm"><text:p/></draw:line><draw:line text:anchor-type="paragraph" draw:z-index="10" draw:style-name="gr7" draw:text-style-name="P13" svg:x1="0cm" svg:y1="0.921cm" svg:x2="17cm" svg:y2="0.921cm"><text:p/></draw:line><draw:line text:anchor-type="paragraph" draw:z-index="11" draw:style-name="gr7" draw:text-style-name="P13" svg:x1="0cm" svg:y1="0.52cm" svg:x2="17cm" svg:y2="0.52cm"><text:p/></draw:line><text:span text:style-name="Outline"><text:span text:style-name="T4">f</text:span></text:span></text:p>
      <text:p text:style-name="P1"><draw:line text:anchor-type="paragraph" draw:z-index="12" draw:style-name="gr7" draw:text-style-name="P13" svg:x1="0cm" svg:y1="0.319cm" svg:x2="17cm" svg:y2="0.319cm"><text:p/></draw:line><draw:line text:anchor-type="paragraph" draw:z-index="13" draw:style-name="gr7" draw:text-style-name="P13" svg:x1="0cm" svg:y1="0.921cm" svg:x2="17cm" svg:y2="0.921cm"><text:p/></draw:line><text:span text:style-name="Outline"><text:span text:style-name="T4">f</text:span></text:span></text:p>
      <text:p text:style-name="P11"><text:span text:style-name="T1">©</text:span> Copyright 2016 Stephan Kreutzer, <text:span text:style-name="T2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4:25.035896120</dc:date>
    <dc:creator>Stephan Kreutzer</dc:creator>
    <meta:editing-duration>PT2H32M5S</meta:editing-duration>
    <meta:editing-cycles>53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702" meta:character-count="1605" meta:non-whitespace-character-count="924"/>
  </office:meta>
</office:document-meta>
</file>